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Airdrops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16" table:number-rows-spanned="1">
            <text:p>Crypto Airdrop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79"/>
          <table:covered-table-cell table:style-name="ce81"/>
          <table:covered-table-cell table:style-name="ce81"/>
          <table:table-cell table:style-name="ce30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79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296"/>
          <table:table-cell table:style-name="ce305"/>
          <table:table-cell table:style-name="ce305"/>
          <table:table-cell table:style-name="ce305"/>
          <table:table-cell table:style-name="ce305"/>
          <table:table-cell table:style-name="ce305"/>
          <table:table-cell table:style-name="ce30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315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acquir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acquir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AIRDROP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AIRDROP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Capital Gai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16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306"/>
          <table:covered-table-cell table:style-name="ce306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298"/>
          <table:covered-table-cell table:style-name="ce307"/>
          <table:covered-table-cell table:style-name="ce307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sold or disposed of</text:p>
          </table:table-cell>
          <table:table-cell table:style-name="ce339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19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321" office:value-type="string" calcext:value-type="string" table:number-columns-spanned="2" table:number-rows-spanned="1">
            <text:p>Sol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sold or disposed of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/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2: 0.20000000 of 1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20000000 of 0.2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9760.0" office:value-type="float"/>
          <table:table-cell table:style-name="acquired_lot_note_fiat" office:value="88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8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80000000 of 1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80000000 of 1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2440.0" office:value-type="float"/>
          <table:table-cell table:style-name="acquired_lot_note_fiat" office:value="2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0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20000000 of 1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200.99502487562188" office:value-type="float"/>
          <table:table-cell table:style-name="acquired_lot_note_fiat" office:value="14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9.99502487562189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01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01000000 of 2.01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199.00497512438" office:value-type="float"/>
          <table:table-cell table:style-name="acquired_lot_note_fiat" office:value="30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9999.00497512437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00000000 of 5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2.00000000 of 2.01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3: 0.20000000 of 1.00000000 B4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20000000 of 0.20000000 B4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9638.0" office:value-type="float"/>
          <table:table-cell table:style-name="acquired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6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79000000 of 1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79000000 of 1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2562.0" office:value-type="float"/>
          <table:table-cell table:style-name="acquired_lot_note_fiat" office:value="25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2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1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21000000 of 1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400.0" office:value-type="float"/>
          <table:table-cell table:style-name="acquired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04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2.01000000 of 5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2.01000000 of 2.01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350" office:value-type="string" calcext:value-type="string" table:number-columns-spanned="9" table:number-rows-spanned="1">
            <text:p>Crypto Donatio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Default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dona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Dona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dona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donati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3: 3.79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3.79000000 of 3.79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3.79000000 of 4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3.79000000 of 3.79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Gift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gif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Gif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gif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gift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5560.0" office:value-type="float"/>
          <table:table-cell table:style-name="acquired_lot_note_fiat" office:value="21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6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80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1.8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840.0" office:value-type="float"/>
          <table:table-cell table:style-name="acquired_lot_note_fiat" office:value="28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3: 0.20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2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5418.0" office:value-type="float"/>
          <table:table-cell table:style-name="acquired_lot_note_fiat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38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79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1.79000000 of 5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3.00000000 of 5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982.0" office:value-type="float"/>
          <table:table-cell table:style-name="acquired_lot_note_fiat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1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0.21000000 of 4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21000000 of 5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Hard Forks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Hard Fork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69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acquir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acquir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Interest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Investment Expense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transac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Transaction fee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transac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transact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1/21/2016</text:p>
          </table:table-cell>
          <table:table-cell table:style-name="taxable_event_note_border_fiat" office:value="114.0" office:value-type="float"/>
          <table:table-cell table:style-name="acquired_lot_note_border_fiat" office:value="11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.0" office:value-type="float"/>
          <table:table-cell table:style-name="taxable_event_note_border_default" office:value-type="string">
            <text:p>INTRA / MOVE</text:p>
          </table:table-cell>
          <table:table-cell table:style-name="acquired_lot_note_border_default" office:value-type="string">
            <text:p>1/3: 0.01000000 of 1.00000000 B3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01000000 of 0.01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21 18:33:14.3420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6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2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5-21 12:58:1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44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1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1/21/2016</text:p>
          </table:table-cell>
          <table:table-cell table:style-name="taxable_event_note_fiat" office:value="114.0" office:value-type="float"/>
          <table:table-cell table:style-name="acquired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1000000 of 1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6-01-21 18:33:14.3420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3: 0.02000000 of 5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5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Mining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Mining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MINING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taking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Staking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STAKING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Wages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Wage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WAGES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25T16:29:03.703484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